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" svg:font-family="'Google Sans', arial, sans-serif"/>
    <style:font-face style:name="Inter" svg:font-family="Inter, BlinkMacSystemFont, 'Segoe UI', Roboto, Oxygen, Ubuntu, Cantarell, 'Fira Sans', 'Droid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ar font-code" svg:font-family="'var font-code'"/>
  </office:font-face-decls>
  <office:automatic-styles>
    <style:style style:name="P1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5" style:family="paragraph" style:parent-style-name="Preformatted_20_Text">
      <style:paragraph-properties fo:margin-top="0cm" fo:margin-bottom="0cm" style:contextual-spacing="false" fo:orphans="2" fo:widows="2" fo:padding="0.049cm" fo:border="0.06pt solid #000000"/>
    </style:style>
    <style:style style:name="P6" style:family="paragraph" style:parent-style-name="Text_20_body">
      <style:text-properties officeooo:paragraph-rsid="000271d3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000000"/>
      <style:text-properties officeooo:paragraph-rsid="000420bd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22pt" style:font-size-asian="22pt" style:font-size-complex="22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22pt" officeooo:rsid="000271d3" officeooo:paragraph-rsid="000271d3" style:font-size-asian="22pt" style:font-size-complex="22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32pt" style:font-size-asian="32pt" style:font-size-complex="32pt"/>
    </style:style>
    <style:style style:name="P12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1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b1b1b" loext:opacity="100%" style:font-name="Arial1" fo:font-size="22pt" fo:letter-spacing="normal" fo:font-style="normal" fo:font-weight="normal" style:font-size-asian="22pt" style:font-size-complex="22pt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b1b1b" loext:opacity="100%" style:font-name="Arial1" fo:font-size="22pt" fo:letter-spacing="normal" fo:font-style="normal" fo:font-weight="normal" style:font-size-asian="22pt" style:font-size-complex="22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style:font-name="Arial1" fo:font-size="22pt" style:font-size-asian="22pt" style:font-size-complex="22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style:font-name="Arial1"/>
    </style:style>
    <style:style style:name="P17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style:font-name="Arial1"/>
    </style:style>
    <style:style style:name="T1" style:family="text">
      <style:text-properties fo:font-variant="normal" fo:text-transform="none" fo:color="#202124" loext:opacity="100%" style:font-name="Google Sans" fo:letter-spacing="normal" fo:font-style="normal" fo:font-weight="normal"/>
    </style:style>
    <style:style style:name="T2" style:family="text">
      <style:text-properties fo:font-variant="normal" fo:text-transform="none" fo:color="#202124" loext:opacity="100%" fo:letter-spacing="normal" fo:font-style="normal" fo:font-weight="normal"/>
    </style:style>
    <style:style style:name="T3" style:family="text">
      <style:text-properties fo:font-variant="normal" fo:text-transform="none" fo:color="#040c28" loext:opacity="100%" style:font-name="Google Sans" fo:letter-spacing="normal" fo:font-style="normal" fo:font-weight="normal"/>
    </style:style>
    <style:style style:name="T4" style:family="text">
      <style:text-properties fo:font-variant="normal" fo:text-transform="none" fo:color="#040c28" loext:opacity="100%" fo:letter-spacing="normal" fo:font-style="normal" fo:font-weight="normal"/>
    </style:style>
    <style:style style:name="T5" style:family="text">
      <style:text-properties fo:font-variant="normal" fo:text-transform="none" fo:color="#1b1b1b" loext:opacity="100%" style:font-name="var font-code" fo:font-size="32pt" fo:letter-spacing="normal" fo:font-style="normal" fo:font-weight="normal" style:font-size-asian="32pt" style:font-size-complex="32pt" loext:padding="0cm" loext:border="none"/>
    </style:style>
    <style:style style:name="T6" style:family="text">
      <style:text-properties fo:font-variant="normal" fo:text-transform="none" fo:color="#1b1b1b" loext:opacity="100%" style:font-name="var font-code" fo:font-size="22pt" fo:letter-spacing="normal" fo:font-style="normal" fo:font-weight="normal" style:font-size-asian="22pt" style:font-size-complex="22pt" loext:padding="0cm" loext:border="none"/>
    </style:style>
    <style:style style:name="T7" style:family="text">
      <style:text-properties fo:font-variant="normal" fo:text-transform="none" fo:color="#1b1b1b" loext:opacity="100%" style:font-name="var font-code" fo:font-size="22pt" fo:letter-spacing="normal" fo:font-style="normal" fo:font-weight="normal" officeooo:rsid="000420bd" style:font-size-asian="22pt" style:font-size-complex="22pt" loext:padding="0cm" loext:border="none"/>
    </style:style>
    <style:style style:name="T8" style:family="text">
      <style:text-properties fo:font-variant="normal" fo:text-transform="none" fo:color="#1b1b1b" loext:opacity="100%" style:font-name="var font-code" fo:font-size="22pt" fo:letter-spacing="normal" fo:font-style="normal" style:text-underline-style="solid" style:text-underline-width="auto" style:text-underline-color="font-color" fo:font-weight="normal" style:font-size-asian="22pt" style:font-size-complex="22pt" loext:padding="0cm" loext:border="none"/>
    </style:style>
    <style:style style:name="T9" style:family="text">
      <style:text-properties fo:font-variant="normal" fo:text-transform="none" fo:color="#1b1b1b" loext:opacity="100%" style:font-name="Inter" fo:letter-spacing="normal" fo:font-style="normal" fo:font-weight="normal"/>
    </style:style>
    <style:style style:name="T10" style:family="text">
      <style:text-properties fo:font-variant="normal" fo:text-transform="none" fo:color="#1b1b1b" loext:opacity="100%" style:font-name="Inter" fo:font-size="22pt" fo:letter-spacing="normal" fo:font-style="normal" fo:font-weight="normal" style:font-size-asian="22pt" style:font-size-complex="22pt"/>
    </style:style>
    <style:style style:name="T11" style:family="text">
      <style:text-properties fo:font-variant="normal" fo:text-transform="none" fo:color="#1b1b1b" loext:opacity="100%" style:font-name="Inter" fo:font-size="22pt" fo:letter-spacing="normal" fo:font-style="normal" style:text-underline-style="solid" style:text-underline-width="auto" style:text-underline-color="font-color" fo:font-weight="normal" style:font-size-asian="22pt" style:font-size-complex="22pt"/>
    </style:style>
    <style:style style:name="T12" style:family="text">
      <style:text-properties fo:font-variant="normal" fo:text-transform="none" fo:color="#1b1b1b" loext:opacity="100%" fo:letter-spacing="normal" fo:font-style="normal" fo:font-weight="normal"/>
    </style:style>
    <style:style style:name="T13" style:family="text">
      <style:text-properties fo:font-variant="normal" fo:text-transform="none" fo:color="#1b1b1b" loext:opacity="100%" fo:font-size="22pt" fo:letter-spacing="normal" style:font-size-asian="22pt" style:font-size-complex="22pt" loext:padding="0cm" loext:border="none"/>
    </style:style>
    <style:style style:name="T14" style:family="text">
      <style:text-properties fo:font-variant="normal" fo:text-transform="none" fo:color="#1b1b1b" loext:opacity="100%" fo:font-size="22pt" fo:letter-spacing="normal" fo:font-style="normal" fo:font-weight="normal" style:font-size-asian="22pt" style:font-size-complex="22pt"/>
    </style:style>
    <style:style style:name="T15" style:family="text">
      <style:text-properties fo:font-variant="normal" fo:text-transform="none" fo:color="#1b1b1b" loext:opacity="100%" fo:font-size="22pt" fo:letter-spacing="normal" fo:font-style="normal" fo:font-weight="normal" style:font-size-asian="22pt" style:font-size-complex="22pt" loext:padding="0cm" loext:border="none"/>
    </style:style>
    <style:style style:name="T16" style:family="text">
      <style:text-properties fo:font-variant="normal" fo:text-transform="none" fo:color="#1b1b1b" loext:opacity="100%" fo:font-size="22pt" fo:letter-spacing="normal" fo:font-style="normal" fo:font-weight="normal" officeooo:rsid="000420bd" style:font-size-asian="22pt" style:font-size-complex="22pt" loext:padding="0cm" loext:border="none"/>
    </style:style>
    <style:style style:name="T17" style:family="text">
      <style:text-properties fo:font-variant="normal" fo:text-transform="none" fo:color="#1b1b1b" loext:opacity="100%" fo:font-size="22pt" fo:letter-spacing="normal" fo:font-style="normal" style:text-underline-style="solid" style:text-underline-width="auto" style:text-underline-color="font-color" fo:font-weight="normal" style:font-size-asian="22pt" style:font-size-complex="22pt"/>
    </style:style>
    <style:style style:name="T18" style:family="text">
      <style:text-properties fo:font-variant="normal" fo:text-transform="none" fo:color="#1b1b1b" loext:opacity="100%" fo:font-size="22pt" fo:letter-spacing="normal" fo:font-style="normal" style:text-underline-style="solid" style:text-underline-width="auto" style:text-underline-color="font-color" fo:font-weight="normal" style:font-size-asian="22pt" style:font-size-complex="22pt" loext:padding="0cm" loext:border="none"/>
    </style:style>
    <style:style style:name="T19" style:family="text">
      <style:text-properties fo:font-variant="normal" fo:text-transform="none" fo:color="#1b1b1b" loext:opacity="100%" style:text-line-through-style="none" style:text-line-through-type="none" style:font-name="Inter" fo:font-size="22pt" fo:font-style="normal" style:text-underline-style="none" fo:font-weight="normal" style:text-blinking="false" style:font-size-asian="22pt" style:font-size-complex="22pt"/>
    </style:style>
    <style:style style:name="T20" style:family="text">
      <style:text-properties fo:font-variant="normal" fo:text-transform="none" fo:color="#1b1b1b" loext:opacity="100%" style:text-line-through-style="none" style:text-line-through-type="none" fo:font-size="22pt" fo:font-style="normal" style:text-underline-style="none" fo:font-weight="normal" style:text-blinking="false" style:font-size-asian="22pt" style:font-size-complex="22pt"/>
    </style:style>
    <style:style style:name="T21" style:family="text">
      <style:text-properties fo:font-variant="normal" fo:text-transform="none" fo:color="#1b1b1b" loext:opacity="100%" style:text-line-through-style="none" style:text-line-through-type="none" style:font-name="Arial1" fo:font-size="22pt" fo:font-style="normal" style:text-underline-style="none" fo:font-weight="normal" style:text-blinking="false" style:font-size-asian="22pt" style:font-size-complex="22pt"/>
    </style:style>
    <style:style style:name="T22" style:family="text">
      <style:text-properties fo:font-variant="normal" fo:text-transform="none" fo:color="#1b1b1b" loext:opacity="100%" fo:font-size="32pt" fo:letter-spacing="normal" fo:font-style="normal" fo:font-weight="normal" style:font-size-asian="32pt" style:font-size-complex="32pt" loext:padding="0cm" loext:border="none"/>
    </style:style>
    <style:style style:name="T23" style:family="text">
      <style:text-properties fo:font-variant="normal" fo:text-transform="none" fo:color="#1b1b1b" loext:opacity="100%" style:font-name="Arial1" fo:font-size="22pt" fo:letter-spacing="normal" fo:font-style="normal" fo:font-weight="normal" style:font-size-asian="22pt" style:font-size-complex="22pt"/>
    </style:style>
    <style:style style:name="T24" style:family="text">
      <style:text-properties fo:font-variant="normal" fo:text-transform="none" fo:color="#1b1b1b" loext:opacity="100%" style:font-name="Arial1" fo:font-size="22pt" fo:letter-spacing="normal" fo:font-style="normal" fo:font-weight="normal" style:font-size-asian="22pt" style:font-size-complex="22pt" loext:padding="0cm" loext:border="none"/>
    </style:style>
    <style:style style:name="T25" style:family="text">
      <style:text-properties fo:font-variant="normal" fo:text-transform="none" fo:color="#1b1b1b" loext:opacity="100%" style:font-name="Arial1" fo:font-size="22pt" fo:letter-spacing="normal" fo:font-style="normal" fo:font-weight="normal" officeooo:rsid="000420bd" style:font-size-asian="22pt" style:font-size-complex="22pt" loext:padding="0cm" loext:border="none"/>
    </style:style>
    <style:style style:name="T26" style:family="text">
      <style:text-properties fo:font-variant="normal" fo:text-transform="none" fo:color="#1b1b1b" loext:opacity="100%" style:font-name="Arial1" fo:font-size="22pt" fo:letter-spacing="normal" fo:font-style="normal" style:text-underline-style="solid" style:text-underline-width="auto" style:text-underline-color="font-color" fo:font-weight="normal" style:font-size-asian="22pt" style:font-size-complex="22pt"/>
    </style:style>
    <style:style style:name="T27" style:family="text">
      <style:text-properties fo:font-variant="normal" fo:text-transform="none" fo:color="#1b1b1b" loext:opacity="100%" style:font-name="Arial1" fo:font-size="22pt" fo:letter-spacing="normal" fo:font-style="normal" style:text-underline-style="solid" style:text-underline-width="auto" style:text-underline-color="font-color" fo:font-weight="normal" style:font-size-asian="22pt" style:font-size-complex="22pt" loext:padding="0cm" loext:border="none"/>
    </style:style>
    <style:style style:name="T28" style:family="text">
      <style:text-properties fo:font-variant="normal" fo:text-transform="none" fo:color="#1b1b1b" loext:opacity="100%" style:font-name="Arial1" fo:font-size="22pt" fo:letter-spacing="normal" style:font-size-asian="22pt" style:font-size-complex="22pt" loext:padding="0cm" loext:border="none"/>
    </style:style>
    <style:style style:name="T29" style:family="text">
      <style:text-properties fo:font-variant="normal" fo:text-transform="none" fo:color="#1b1b1b" loext:opacity="100%" style:font-name="Arial1" fo:font-size="32pt" fo:letter-spacing="normal" fo:font-style="normal" fo:font-weight="normal" style:font-size-asian="32pt" style:font-size-complex="32pt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En JavaScript, </text:span><text:span text:style-name="T4">un objeto es un entidad independiente con propiedades y tipos</text:span><text:span text:style-name="T2">. Compáralo con una taza, por ejemplo. Una taza es un objeto con propiedades. Una taza tiene un color, un diseño, un peso, un material del que está hecha, etc.</text:span> </text:p>
      <text:p text:style-name="P8"/>
      <text:p text:style-name="P13">Al igual que con muchas cosas en JavaScript, la creación de un objeto a menudo comienza con la definición e iniciación de una variable. Intenta ingresar lo siguiente debajo del código JavaScript que ya está en tu archivo, luego guarda y actualiza:</text:p>
      <text:p text:style-name="P13"/>
      <text:p text:style-name="P13"/>
      <text:p text:style-name="P7"><text:span text:style-name="Source_20_Text"><text:span text:style-name="T25">let </text:span></text:span><text:span text:style-name="Source_20_Text"><text:span text:style-name="T24">persona = {</text:span></text:span></text:p>
      <text:p text:style-name="P7"><text:span text:style-name="Source_20_Text"><text:span text:style-name="T25">nombre: ”a”,</text:span></text:span></text:p>
      <text:p text:style-name="P7"><text:span text:style-name="Source_20_Text"><text:span text:style-name="T25">edad:34,</text:span></text:span></text:p>
      <text:p text:style-name="P7"><text:span text:style-name="Source_20_Text"><text:span text:style-name="T25">ojos:”verdes”</text:span></text:span></text:p>
      <text:p text:style-name="P7"><text:span text:style-name="Source_20_Text"><text:span text:style-name="T24">};</text:span></text:span></text:p>
      <text:p text:style-name="P15"/>
      <text:p text:style-name="P15"/>
      <text:p text:style-name="P4"><draw:frame draw:style-name="fr1" draw:name="Marco1" text:anchor-type="char" svg:width="0.041cm" draw:z-index="0"><draw:text-box fo:min-height="0.041cm"><text:p text:style-name="P6">Copy to C</text:p><text:p text:style-name="P6"/><text:p text:style-name="P6">lipboard</text:p></draw:text-box></draw:frame><text:span text:style-name="T23">Si ingresas </text:span><text:span text:style-name="Source_20_Text"><text:span text:style-name="T24">persona</text:span></text:span><text:span text:style-name="T23"> en tu entrada de texto y presionas el botón, debes obtener el siguiente resultado:</text:span></text:p>
      <text:p text:style-name="P15"><text:soft-page-break/></text:p>
      <text:p text:style-name="P3"><text:span text:style-name="Source_20_Text"><text:span text:style-name="T24">[objeto Objeto]</text:span></text:span></text:p>
      <text:p text:style-name="P9">Ejemplo mas consiso:</text:p>
      <text:p text:style-name="P9"/>
      <text:p text:style-name="P2"><text:span text:style-name="Source_20_Text"><text:span text:style-name="T24">var persona = {</text:span></text:span></text:p>
      <text:p text:style-name="P5"><text:span text:style-name="Source_20_Text"><text:span text:style-name="T28"><text:s text:c="2"/></text:span></text:span><text:span text:style-name="Source_20_Text"><text:span text:style-name="T24">nombre: ['Bob', 'Smith'],</text:span></text:span></text:p>
      <text:p text:style-name="P5"><text:span text:style-name="Source_20_Text"><text:span text:style-name="T28"><text:s text:c="2"/></text:span></text:span><text:span text:style-name="Source_20_Text"><text:span text:style-name="T24">edad: 32,</text:span></text:span></text:p>
      <text:p text:style-name="P5"><text:span text:style-name="Source_20_Text"><text:span text:style-name="T28"><text:s text:c="2"/></text:span></text:span><text:span text:style-name="Source_20_Text"><text:span text:style-name="T24">genero: 'masculino',</text:span></text:span></text:p>
      <text:p text:style-name="P5"><text:span text:style-name="Source_20_Text"><text:span text:style-name="T28"><text:s text:c="2"/></text:span></text:span><text:span text:style-name="Source_20_Text"><text:span text:style-name="T24">intereses: ['música', 'esquí'],</text:span></text:span></text:p>
      <text:p text:style-name="P8"><text:s/><text:span text:style-name="T9"/></text:p>
      <text:p text:style-name="P8"/>
      <text:p text:style-name="P8"><text:span text:style-name="T12">¡Ahora tienes algunos datos y funcionalidades dentro de tu objeto, y ahora puedes acceder a ellos con una sintaxis simple y agradable!</text:span> </text:p>
      <text:p text:style-name="P10"/>
      <text:p text:style-name="P11"/>
      <text:p text:style-name="P2"><text:span text:style-name="Source_20_Text"><text:span text:style-name="T29">persona.nombre</text:span></text:span></text:p>
      <text:p text:style-name="P5"><text:span text:style-name="Source_20_Text"><text:span text:style-name="T29">persona.nombre[0]</text:span></text:span></text:p>
      <text:p text:style-name="P5"><text:span text:style-name="Source_20_Text"><text:span text:style-name="T29">persona.edad</text:span></text:span></text:p>
      <text:p text:style-name="P5"><text:span text:style-name="Source_20_Text"><text:span text:style-name="T29">persona.intereses[1]</text:span></text:span></text:p>
      <text:p text:style-name="P5"><text:span text:style-name="Source_20_Text"><text:span text:style-name="T29">persona.bio()</text:span></text:span></text:p>
      <text:p text:style-name="P5"><text:span text:style-name="Source_20_Text"><text:span text:style-name="T29">persona.saludo()</text:span></text:span></text:p>
      <text:p text:style-name="P10"/>
      <text:p text:style-name="P10"/>
      <text:p text:style-name="P10"/>
      <text:p text:style-name="P10"/>
      <text:p text:style-name="P10"/>
      <text:h text:style-name="P1" text:outline-level="2"><text:a xlink:type="simple" xlink:href="https://developer.mozilla.org/es/docs/Learn/JavaScript/Objects/Basics#notación_de_punto" text:style-name="Internet_20_link" text:visited-style-name="Visited_20_Internet_20_Link"><text:bookmark text:name="notación_de_punto"/><text:soft-page-break/><text:span text:style-name="T21">Notación de punto</text:span></text:a></text:h>
      <text:p text:style-name="P4"><text:span text:style-name="T23">Arriba, accediste a las propiedades y métodos del objeto usando </text:span><text:span text:style-name="Strong_20_Emphasis"><text:span text:style-name="T23">notación de punto (dot notation)</text:span></text:span><text:span text:style-name="T23">. El nombre del objeto (</text:span><text:span text:style-name="Source_20_Text"><text:span text:style-name="T24">persona</text:span></text:span><text:span text:style-name="T23">) actúa como el </text:span><text:span text:style-name="Strong_20_Emphasis"><text:span text:style-name="T23">espacio de nombre (namespace)</text:span></text:span><text:span text:style-name="T23">; al cual se debe ingresar primero para acceder a cualquier elemento </text:span><text:span text:style-name="Strong_20_Emphasis"><text:span text:style-name="T23">encapsulado</text:span></text:span><text:span text:style-name="T23"> dentro del objeto. A continuación, escribe un punto y luego el elemento al que deseas acceder: puede ser el nombre de una simple propiedad, un elemento de una propiedad de arreglo o una llamada a uno de los métodos del objeto, por ejemplo:</text:span></text:p>
      <text:p text:style-name="P15"/>
      <text:p text:style-name="P5"><text:span text:style-name="Source_20_Text"><text:span text:style-name="T24">persona.edad</text:span></text:span></text:p>
      <text:p text:style-name="P5"><text:span text:style-name="Source_20_Text"><text:span text:style-name="T24">persona.intereses[1]</text:span></text:span></text:p>
      <text:p text:style-name="P5"><text:span text:style-name="Source_20_Text"><text:span text:style-name="T24">persona.bio()</text:span></text:span></text:p>
      <text:p text:style-name="P8"/>
      <text:p text:style-name="P8"/>
      <text:h text:style-name="P1" text:outline-level="2"><text:a xlink:type="simple" xlink:href="https://developer.mozilla.org/es/docs/Learn/JavaScript/Objects/Basics#notación_de_corchetes" text:style-name="Internet_20_link" text:visited-style-name="Visited_20_Internet_20_Link"><text:bookmark text:name="notación_de_corchetes"/><text:span text:style-name="T21">Notación de corchetes</text:span></text:a></text:h>
      <text:p text:style-name="P14">Hay otra manera de acceder a las propiedades del objeto, usando la notación de corchetes. En lugar de usar estos:</text:p>
      <text:p text:style-name="P14"/>
      <text:p text:style-name="P5"><text:span text:style-name="Source_20_Text"><text:span text:style-name="T24">persona.edad</text:span></text:span></text:p>
      <text:p text:style-name="P5"><text:span text:style-name="Source_20_Text"><text:span text:style-name="T24">persona.nombre.pila</text:span></text:span></text:p>
      <text:p text:style-name="P14"><text:soft-page-break/></text:p>
      <text:p text:style-name="P14"><draw:frame draw:style-name="fr1" draw:name="Marco2" text:anchor-type="char" svg:width="0.041cm" draw:z-index="1"><draw:text-box fo:min-height="0.041cm"><text:p text:style-name="Text_20_body">Copy to Clipboard</text:p></draw:text-box></draw:frame>Puedes usar</text:p>
      <text:p text:style-name="P14"/>
      <text:p text:style-name="P5"><text:span text:style-name="Source_20_Text"><text:span text:style-name="T24">persona['edad']</text:span></text:span></text:p>
      <text:p text:style-name="P5"><text:span text:style-name="Source_20_Text"><text:span text:style-name="T24">persona['nombre']['pila']</text:span></text:span></text:p>
      <text:p text:style-name="P15"/>
      <text:p text:style-name="P4"><draw:frame draw:style-name="fr1" draw:name="Marco3" text:anchor-type="char" svg:width="0.041cm" draw:z-index="2"><draw:text-box fo:min-height="0.041cm"><text:p text:style-name="Text_20_body">Copy to Clipboard</text:p></draw:text-box></draw:frame><text:span text:style-name="T23">Esto se ve muy similar a cómo se accede a los elementos en un arreglo, y básicamente es lo mismo: en lugar de usar un número de índice para seleccionar un elemento, se esta utilizando el nombre asociado con el valor de cada miembro. No es de extrañar que los objetos a veces se denominen </text:span><text:span text:style-name="Strong_20_Emphasis"><text:span text:style-name="T23">arreglos asociativos</text:span></text:span><text:span text:style-name="T23">: asocian cadenas de texto a valores de la misma manera que las arreglos asocian números a valores.</text:span></text:p>
      <text:p text:style-name="P8"/>
      <text:p text:style-name="P8"/>
      <text:h text:style-name="P1" text:outline-level="2"><text:a xlink:type="simple" xlink:href="https://developer.mozilla.org/es/docs/Web/JavaScript/Guide/Working_with_objects#enumerar_las_propiedades_de_un_objeto" text:style-name="Internet_20_link" text:visited-style-name="Visited_20_Internet_20_Link"><text:bookmark text:name="enumerar_las_propiedades_de_un_objeto"/><text:span text:style-name="T21">Enumerar las propiedades de un objeto</text:span></text:a></text:h>
      <text:p text:style-name="P4"><text:span text:style-name="T23">A partir de </text:span><text:a xlink:type="simple" xlink:href="https://developer.mozilla.org/es/docs/Web/JavaScript/New_in_JavaScript/ECMAScript_5_support_in_Mozilla" text:style-name="Internet_20_link" text:visited-style-name="Visited_20_Internet_20_Link"><text:span text:style-name="T26">ECMAScript 5</text:span></text:a><text:span text:style-name="T23">, hay tres formas nativas para enumerar/recorrer las propiedades de objetos:</text:span></text:p>
      <text:p text:style-name="P16"/>
      <text:list text:style-name="L1">
        <text:list-item>
          <text:p text:style-name="P12"><text:a xlink:type="simple" xlink:href="https://developer.mozilla.org/es/docs/Web/JavaScript/Reference/Statements/for...in" text:style-name="Internet_20_link" text:visited-style-name="Visited_20_Internet_20_Link"><text:soft-page-break/><text:span text:style-name="Source_20_Text"><text:span text:style-name="T27">bucles for...in</text:span></text:span></text:a><text:span text:style-name="T23"> Este método recorre todas las propiedades enumerables de un objeto y su cadena de prototipos</text:span></text:p>
        </text:list-item>
        <text:list-item>
          <text:p text:style-name="P17"/>
        </text:list-item>
        <text:list-item>
          <text:p text:style-name="P12"><text:a xlink:type="simple" xlink:href="https://developer.mozilla.org/es/docs/Web/JavaScript/Reference/Global_Objects/Object/keys" text:style-name="Internet_20_link" text:visited-style-name="Visited_20_Internet_20_Link"><text:span text:style-name="Source_20_Text"><text:span text:style-name="T27">Object.keys(o)</text:span></text:span></text:a><text:span text:style-name="T23"> Este método devuelve un arreglo con todos los nombres de propiedades enumerables ("</text:span><text:span text:style-name="Source_20_Text"><text:span text:style-name="T24">claves</text:span></text:span><text:span text:style-name="T23">") propias (no en la cadena de prototipos) de un objeto </text:span><text:span text:style-name="Source_20_Text"><text:span text:style-name="T24">o</text:span></text:span><text:span text:style-name="T23">.</text:span></text:p>
        </text:list-item>
        <text:list-item>
          <text:p text:style-name="P17"/>
        </text:list-item>
        <text:list-item>
          <text:p text:style-name="P12"><text:a xlink:type="simple" xlink:href="https://developer.mozilla.org/es/docs/Web/JavaScript/Reference/Global_Objects/Object/getOwnPropertyNames" text:style-name="Internet_20_link" text:visited-style-name="Visited_20_Internet_20_Link"><text:span text:style-name="Source_20_Text"><text:span text:style-name="T27">Object.getOwnPropertyNames(o)</text:span></text:span></text:a><text:span text:style-name="T23"> Este método devuelve un arreglo que contiene todos los nombres (enumerables o no) de las propiedades de un objeto </text:span><text:span text:style-name="Source_20_Text"><text:span text:style-name="T24">o</text:span></text:span><text:span text:style-name="T23">.</text:span></text:p>
        </text:list-item>
      </text:list>
      <text:p text:style-name="P8"/>
      <text:p text:style-name="P8"/>
      <text:p text:style-name="P9">Bibliografia: </text:p>
      <text:p text:style-name="P9"/>
      <text:p text:style-name="P9">https://developer.mozilla.org/es/docs/Learn/JavaScript/Objects/Basic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" svg:font-family="'Google Sans', arial, sans-serif"/>
    <style:font-face style:name="Inter" svg:font-family="Inter, BlinkMacSystemFont, 'Segoe UI', Roboto, Oxygen, Ubuntu, Cantarell, 'Fira Sans', 'Droid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ar font-code" svg:font-family="'var font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5T09:05:54.715000000</meta:creation-date>
    <dc:date>2023-05-25T13:08:16.396000000</dc:date>
    <meta:editing-duration>PT2H15M19S</meta:editing-duration>
    <meta:editing-cycles>2</meta:editing-cycles>
    <meta:generator>LibreOffice/7.5.0.3$Windows_X86_64 LibreOffice_project/c21113d003cd3efa8c53188764377a8272d9d6de</meta:generator>
    <meta:document-statistic meta:table-count="0" meta:image-count="0" meta:object-count="0" meta:page-count="5" meta:paragraph-count="49" meta:word-count="448" meta:character-count="2875" meta:non-whitespace-character-count="2466"/>
  </office:meta>
</office:document-meta>
</file>